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999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ROOT/STRICTURE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ASALITY</text:p>
          </table:table-cell>
          <table:table-cell table:style-name="ce1" office:value-type="string" calcext:value-type="string">
            <text:p>PLACE</text:p>
          </table:table-cell>
          <table:table-cell table:style-name="ce1" table:number-columns-repeated="10"/>
          <table:table-cell table:style-name="ce1" office:value-type="string" calcext:value-type="string">
            <text:p>VOICE</text:p>
          </table:table-cell>
          <table:table-cell table:style-name="ce1" table:number-columns-repeated="998"/>
        </table:table-row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ons</text:p>
          </table:table-cell>
          <table:table-cell table:style-name="ce1" office:value-type="string" calcext:value-type="string">
            <text:p>son</text:p>
          </table:table-cell>
          <table:table-cell table:style-name="ce1" office:value-type="string" calcext:value-type="string">
            <text:p>cont</text:p>
          </table:table-cell>
          <table:table-cell table:style-name="ce1" office:value-type="string" calcext:value-type="string">
            <text:p>strident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LABIAL</text:p>
          </table:table-cell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CORONAL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dist</text:p>
          </table:table-cell>
          <table:table-cell table:style-name="ce2" office:value-type="string" calcext:value-type="string">
            <text:p>DORSAL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back</text:p>
          </table:table-cell>
          <table:table-cell table:style-name="ce2" office:value-type="string" calcext:value-type="string">
            <text:p>atr</text:p>
          </table:table-cell>
          <table:table-cell table:style-name="ce2" office:value-type="string" calcext:value-type="string">
            <text:p>LARYNGEAL</text:p>
          </table:table-cell>
          <table:table-cell table:style-name="ce1" office:value-type="string" calcext:value-type="string">
            <text:p>voice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,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ɔ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,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Æ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ɛ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ə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æ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4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Ç</text:p>
          </table:table-cell>
          <table:table-cell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ʦ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ʣ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ʧ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ʤ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ð,θ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c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,ɟ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ɣ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ß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ɲ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ʎ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.00.0000</text:date>, <text:time style:data-style-name="N2" text:time-value="16:06:21.5466575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m Rainsford</meta:initial-creator>
    <meta:creation-date>2021-08-03T11:30:19.043846900</meta:creation-date>
    <meta:generator>LibreOffice/7.1.4.2$Linux_X86_64 LibreOffice_project/10$Build-2</meta:generator>
    <dc:date>2021-08-03T16:06:33.960465903</dc:date>
    <dc:creator>Tom Rainsford</dc:creator>
    <meta:editing-duration>PT2H14M47S</meta:editing-duration>
    <meta:editing-cycles>15</meta:editing-cycles>
    <meta:document-statistic meta:table-count="1" meta:cell-count="540" meta:object-count="0"/>
  </office:meta>
</office:document-meta>
</file>